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fill-color="#729fcf" draw:textarea-vertical-align="middle"/>
    </style:style>
    <style:style style:name="gr2" style:family="graphic" style:parent-style-name="standard">
      <style:graphic-properties svg:stroke-color="#3465a4" draw:fill-color="#729fcf" draw:textarea-horizontal-align="justify" draw:textarea-vertical-align="middle" draw:auto-grow-height="false" fo:min-height="0.425cm" fo:min-width="0.624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4.985cm" svg:height="14.147cm" draw:transform="rotate (-3.14159265358979) translate (17.8542933201113cm 20.6936161367615cm)" svg:viewBox="0 0 14986 14148" svg:d="M7767 13694c1552-478 3929 187 5347-1158 587-557 657-1251 1157-1819 932-1059 783-2581 496-3858-356-1591-1364-2958-2315-4245-856-1158-2026-2168-3528-2480-1889-393-3610 180-5402 441-1022 149-1742 919-2370 1653-737 861-598 2048-661 3087-106 1744-107 3505-441 5237-237 1231 343 2537 2205 2701 979 86 1820 871 2811 882 901 10 1832 77 2701-221l827-220 275-111">
          <text:p/>
        </draw:path>
        <draw:custom-shape draw:style-name="gr2" draw:text-style-name="P2" draw:layer="layout" svg:width="1.588cm" svg:height="0.953cm" svg:x="8.937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7.788cm" svg:height="0.993cm" draw:transform="rotate (-0.4618141200777) translate (11.1596079372401cm 7.66504243612996cm)" svg:viewBox="0 0 7789 994" svg:d="M0 181c2700-722 5159 960 7789 803l-123-1">
          <text:p/>
        </draw:path>
        <draw:path draw:style-name="gr1" draw:text-style-name="P1" draw:layer="layout" svg:width="6.393cm" svg:height="10.968cm" svg:x="10.418cm" svg:y="7.386cm" svg:viewBox="0 0 6394 10969" svg:d="M0 0c1137 1298 2526 2503 3197 4134 363 883 745 1758 1102 2646 392 974 1182 1762 1379 2811l496 937 220 441">
          <text:p/>
        </draw:path>
        <draw:path draw:style-name="gr1" draw:text-style-name="P1" draw:layer="layout" svg:width="6.89cm" svg:height="7.22cm" svg:x="2.866cm" svg:y="7.111cm" svg:viewBox="0 0 6891 7221" svg:d="M6891 0c-479 773-750 1648-1103 2480-282 664-600 1319-992 1929-560 872-1672 991-2425 1599-735 593-1488 942-2316 1213h-55">
          <text:p/>
        </draw:path>
        <draw:path draw:style-name="gr1" draw:text-style-name="P1" draw:layer="layout" svg:width="1.188cm" svg:height="1.935cm" draw:transform="rotate (1.16465820985582) translate (9.79813203918391cm 6.21477306536209cm)" svg:viewBox="0 0 1189 1936" svg:d="M0 314c1454-1033 1324 768 914 1288l-536 290-101 44">
          <text:p/>
        </draw:path>
        <draw:path draw:style-name="gr1" draw:text-style-name="P1" draw:layer="layout" svg:width="5.169cm" svg:height="2.591cm" svg:x="9.492cm" svg:y="4.243cm" svg:viewBox="0 0 5170 2592" svg:d="M209 2096c-808-1285 912-2064 2040-2095 1303-36 2469 616 2921 1709l-165 717-331 165">
          <text:p/>
        </draw:path>
        <draw:path draw:style-name="gr1" draw:text-style-name="P1" draw:layer="layout" svg:width="1.972cm" svg:height="2.997cm" draw:transform="rotate (1.84917634248799) translate (9.90507902834914cm 7.38294228510268cm)" svg:viewBox="0 0 1973 2998" svg:d="M0 2998c790-43 1678-478 1915-1287 176-598-51-1384-681-1628l-91-83">
          <text:p/>
        </draw:path>
        <draw:path draw:style-name="gr1" draw:text-style-name="P1" draw:layer="layout" svg:width="2.184cm" svg:height="13.504cm" svg:x="8.048cm" svg:y="7.221cm" svg:viewBox="0 0 2185 13505" svg:d="M1929 0c-56 732 381 1429 220 2150-162 729-643 1332-771 2094-128 761-41 1508-166 2260-109 655-1 1322 56 1985 76 880 233 1752 110 2645-119 862-710 1472-1158 2150l-220 221">
          <text:p/>
        </draw:path>
        <draw:path draw:style-name="gr1" draw:text-style-name="P1" draw:layer="layout" svg:width="5.932cm" svg:height="6.363cm" draw:transform="skewX (-4.93308774618947E-017) rotate (1.95319796590685) translate (10.8409104378536cm 9.78534867163297cm)" svg:viewBox="0 0 5933 6364" svg:d="M4155 87c1170-457 1784 997 1778 1784-8 916-182 1912-927 2598-533 491-864 1176-1558 1512-724 349-1827 684-2406-76l-408-461-634-196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09:33:28.031298650</meta:creation-date>
    <dc:date>2022-11-09T09:35:47.850598238</dc:date>
    <meta:editing-duration>PT2M22S</meta:editing-duration>
    <meta:editing-cycles>1</meta:editing-cycles>
    <meta:document-statistic meta:object-count="10"/>
    <meta:generator>LibreOffice/7.3.6.2$Linux_X86_64 LibreOffice_project/30$Build-2</meta:generator>
  </office:meta>
</office:document-meta>
</file>